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69cm" style:rel-column-width="1525*"/>
    </style:style>
    <style:style style:name="Tabela1.B" style:family="table-column">
      <style:table-column-properties style:column-width="1.919cm" style:rel-column-width="1088*"/>
    </style:style>
    <style:style style:name="Tabela1.C" style:family="table-column">
      <style:table-column-properties style:column-width="8.14cm" style:rel-column-width="4615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ela1.B10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C10" style:family="table-cell" style:data-style-name="N2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D10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0daf6d" officeooo:paragraph-rsid="000daf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af6d" officeooo:paragraph-rsid="000daf6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daf6d" officeooo:paragraph-rsid="000daf6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ee4df" officeooo:paragraph-rsid="000ee4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e4df" officeooo:paragraph-rsid="000ee4d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c5ee" officeooo:paragraph-rsid="0011c5e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daf6d" officeooo:paragraph-rsid="000daf6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9543" officeooo:paragraph-rsid="0011c5e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af6d" officeooo:paragraph-rsid="000daf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af6d" officeooo:paragraph-rsid="000daf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1c5ee"/>
    </style:style>
    <style:style style:name="T2" style:family="text">
      <style:text-properties fo:font-weight="bold" officeooo:rsid="0011c5e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stema de gerenciamento PetSh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istórico de Alterações</text:p>
      <text:p text:style-name="P1"/>
      <table:table table:name="Tabela1" table:style-name="Tabela1" table:template-name="Simple Grid Columns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576024644608">
          <table:table-cell table:style-name="Tabela1.A1" office:value-type="string">
            <text:p text:style-name="P11">Data</text:p>
          </table:table-cell>
          <table:table-cell table:style-name="Tabela1.B1" office:value-type="string">
            <text:p text:style-name="P11">Versão</text:p>
          </table:table-cell>
          <table:table-cell table:style-name="Tabela1.B1" office:value-type="string">
            <text:p text:style-name="P11">Descrição</text:p>
          </table:table-cell>
          <table:table-cell table:style-name="Tabela1.A1" office:value-type="string">
            <text:p text:style-name="P11">Autor</text:p>
          </table:table-cell>
        </table:table-row>
        <table:table-row table:style-name="TableLine1576024644608">
          <table:table-cell table:style-name="Tabela1.A2" office:value-type="string">
            <text:p text:style-name="P9">13/05/2022</text:p>
          </table:table-cell>
          <table:table-cell table:style-name="Tabela1.B2" office:value-type="string">
            <text:p text:style-name="P9">0.1</text:p>
          </table:table-cell>
          <table:table-cell table:style-name="Tabela1.C2">
            <text:p text:style-name="P9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2" office:value-type="string">
            <text:p text:style-name="P10"/>
          </table:table-cell>
          <table:table-cell table:style-name="Tabela1.B3">
            <text:p text:style-name="P10"/>
          </table:table-cell>
          <table:table-cell table:style-name="Tabela1.C2">
            <text:p text:style-name="P10"/>
          </table:table-cell>
          <table:table-cell table:style-name="Tabela1.D2">
            <text:p text:style-name="P10"/>
          </table:table-cell>
        </table:table-row>
        <table:table-row table:style-name="TableLine1576024644608">
          <table:table-cell table:style-name="Tabela1.A10" office:value-type="string">
            <text:p text:style-name="P10"/>
          </table:table-cell>
          <table:table-cell table:style-name="Tabela1.B10">
            <text:p text:style-name="P10"/>
          </table:table-cell>
          <table:table-cell table:style-name="Tabela1.C10">
            <text:p text:style-name="P10"/>
          </table:table-cell>
          <table:table-cell table:style-name="Tabela1.D10">
            <text:p text:style-name="P10"/>
          </table:table-cell>
        </table:table-row>
      </table:table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Glossario</text:p>
      <text:p text:style-name="P1"/>
      <text:p text:style-name="P1"/>
      <text:p text:style-name="P1"/>
      <text:p text:style-name="P1"/>
      <text:list xml:id="list1374423452" text:style-name="L1">
        <text:list-item>
          <text:p text:style-name="P3">Visão geral do sistema</text:p>
        </text:list-item>
        <text:list-item>
          <text:p text:style-name="P4">Análise de requisito</text:p>
          <text:list>
            <text:list-item>
              <text:p text:style-name="P4">Requisitos Funcional</text:p>
            </text:list-item>
            <text:list-item>
              <text:p text:style-name="P4">Requisitos Não Funcional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. Visao geral do sistema</text:p>
      <text:p text:style-name="P5"/>
      <text:p text:style-name="P8">O sistema será responsável por controlar o financeiro, atendimento e o estoque do petshop.</text:p>
      <text:p text:style-name="P8"><text:span text:style-name="T1">F</text:span>ara o cadastramento e agendamento dos clientes recolhendo as informações necessárias, como nome, cpf, <text:s/>idade, nome do animal, idade do animal, raça etc; </text:p>
      <text:p text:style-name="P8">No setor financeiro o sistema será responsável por controlar os gastos <text:span text:style-name="T1">com os produtos, luz, funcionários etc.</text:span> </text:p>
      <text:p text:style-name="P8"><text:span text:style-name="T1">No Estoque o sistema tera a funcionalidade de</text:span> <text:span text:style-name="T1">catalogar cada produto, e com base no histórico de uso dos produtos, solicitar mais produtos para os fornecedores caso seja previsto a possível falta de produtos.</text:span></text:p>
      <text:p text:style-name="P8"/>
      <text:p text:style-name="P8"><text:span text:style-name="T2">2.Analise de requisitos</text:span></text:p>
      <text:p text:style-name="P8"><text:span text:style-name="T2"/></text:p>
      <text:p text:style-name="P8"><text:span text:style-name="T2">2.1 Análise de requisitos Funcionais</text:span></text:p>
      <text:p text:style-name="P8"><text:span text:style-name="T2"/></text:p>
      <text:p text:style-name="P8"><text:span text:style-name="T2">2.2 Análise de requisitos Não Funcionais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09:36:19.160000000</dc:date>
    <meta:editing-duration>PT20H8M59S</meta:editing-duration>
    <meta:editing-cycles>1</meta:editing-cycles>
    <meta:document-statistic meta:table-count="1" meta:image-count="0" meta:object-count="0" meta:page-count="3" meta:paragraph-count="21" meta:word-count="137" meta:character-count="883" meta:non-whitespace-character-count="767"/>
    <meta:generator>LibreOffice/7.1.7.2$Windows_X86_64 LibreOffice_project/c6a4e3954236145e2acb0b65f68614365aeee33f</meta:generator>
  </office:meta>
</office:document-meta>
</file>